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2B3391F344AD47E.png" manifest:media-type="image/png"/>
  <manifest:file-entry manifest:full-path="Pictures/10000201000007380000041D4BB4F5801E289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3.8134in" draw:z-index="0"><draw:image xlink:href="Pictures/10000201000007380000041D4BB4F5801E289BAA.png" xlink:type="simple" xlink:show="embed" xlink:actuate="onLoad" loext:mime-type="image/png"/></draw:frame><draw:frame draw:style-name="fr1" draw:name="Image2" text:anchor-type="char" svg:x="-0.052in" svg:y="4.552in" svg:width="6.6929in" svg:height="3.7646in" draw:z-index="1"><draw:image xlink:href="Pictures/10000201000007800000043822B3391F344AD4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22:56:51.568644652</meta:creation-date>
    <dc:date>2023-02-08T22:58:02.339684544</dc:date>
    <meta:editing-duration>PT1M1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